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10.186cm" style:rel-column-width="32767*"/>
    </style:style>
    <style:style style:name="Table1.A1" style:family="table-cell">
      <style:table-cell-properties fo:padding="0.097cm" fo:border-left="1.3pt dashed #000000" fo:border-right="none" fo:border-top="1.3pt dashed #000000" fo:border-bottom="1.3pt dashed #000000"/>
    </style:style>
    <style:style style:name="Table1.B1" style:family="table-cell">
      <style:table-cell-properties fo:padding="0.097cm" fo:border="1.3pt dashed #000000"/>
    </style:style>
    <style:style style:name="Table1.A2" style:family="table-cell">
      <style:table-cell-properties fo:padding="0.097cm" fo:border-left="1.3pt dashed #000000" fo:border-right="none" fo:border-top="none" fo:border-bottom="1.3pt dashed #000000"/>
    </style:style>
    <style:style style:name="Table1.B2" style:family="table-cell">
      <style:table-cell-properties fo:padding="0.097cm" fo:border-left="1.3pt dashed #000000" fo:border-right="1.3pt dashed #000000" fo:border-top="none" fo:border-bottom="1.3pt dashed #000000"/>
    </style:style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915530" officeooo:paragraph-rsid="00915530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9784eb" officeooo:paragraph-rsid="009784eb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6" style:family="paragraph" style:parent-style-name="Text_20_body">
      <style:text-properties style:font-name="Calibri" fo:font-size="10pt" fo:font-weight="normal" officeooo:rsid="0075ad99" officeooo:paragraph-rsid="0075ad99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Calibri" fo:font-size="10pt" fo:font-weight="bold" officeooo:rsid="0076d484" officeooo:paragraph-rsid="0076d484" style:font-size-asian="10pt" style:font-weight-asian="bold" style:font-size-complex="10pt" style:font-weight-complex="bold"/>
    </style:style>
    <style:style style:name="P8" style:family="paragraph" style:parent-style-name="Text_20_body">
      <style:text-properties officeooo:paragraph-rsid="004b866e"/>
    </style:style>
    <style:style style:name="P9" style:family="paragraph" style:parent-style-name="Text_20_body">
      <style:text-properties officeooo:paragraph-rsid="0041e98c"/>
    </style:style>
    <style:style style:name="P10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fo:font-style="italic" style:text-underline-style="none" fo:font-weight="normal" officeooo:rsid="00b9328b" officeooo:paragraph-rsid="009a8c7f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itle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b9328b" officeooo:paragraph-rsid="00460a15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style:font-name-asian="Noto Sans CJK SC" style:font-size-asian="10pt" style:font-name-complex="Lohit Devanagari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officeooo:paragraph-rsid="009cdfa4" style:font-name-asian="Noto Sans CJK SC" style:font-size-asian="10pt" style:font-name-complex="Lohit Devanagari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officeooo:rsid="009cdfa4" officeooo:paragraph-rsid="009cdfa4" style:font-name-asian="Noto Sans CJK SC" style:font-size-asian="10pt" style:font-name-complex="Lohit Devanagari" style:font-size-complex="10pt"/>
    </style:style>
    <style:style style:name="P15" style:family="paragraph" style:parent-style-name="Text_20_body">
      <style:text-properties fo:color="#3465a4" loext:opacity="100%" style:font-name="Calibri" fo:font-size="4pt" fo:language="fr" fo:country="FR" fo:font-style="normal" fo:font-weight="bold" officeooo:rsid="004c4d00" officeooo:paragraph-rsid="003e5048" style:font-size-asian="4.19999980926514pt" style:font-style-asian="normal" style:font-weight-asian="bold" style:font-size-complex="4.80000019073486pt" style:font-style-complex="normal" style:font-weight-complex="bold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915530" officeooo:paragraph-rsid="00915530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8a7e25"/>
    </style:style>
    <style:style style:name="T3" style:family="text">
      <style:text-properties fo:color="#3465a4" loext:opacity="100%" style:text-underline-style="solid" style:text-underline-width="auto" style:text-underline-color="font-color" officeooo:rsid="008db658"/>
    </style:style>
    <style:style style:name="T4" style:family="text">
      <style:text-properties fo:color="#3465a4" loext:opacity="100%" style:font-name="Calibri" style:text-underline-style="solid" style:text-underline-width="auto" style:text-underline-color="font-color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6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9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0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1" style:family="text">
      <style:text-properties style:font-name="Calibri" fo:font-size="9pt" style:text-underline-style="none" fo:font-weight="normal" officeooo:rsid="008280c5" style:font-size-asian="9pt" style:font-weight-asian="normal" style:font-size-complex="9pt" style:font-weight-complex="normal"/>
    </style:style>
    <style:style style:name="T12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76d484"/>
    </style:style>
    <style:style style:name="T15" style:family="text">
      <style:text-properties officeooo:rsid="007b9621"/>
    </style:style>
    <style:style style:name="T16" style:family="text">
      <style:text-properties officeooo:rsid="008fccf4"/>
    </style:style>
    <style:style style:name="T17" style:family="text">
      <style:text-properties officeooo:rsid="002d16dc"/>
    </style:style>
    <style:style style:name="T18" style:family="text">
      <style:text-properties officeooo:rsid="00925b51"/>
    </style:style>
    <style:style style:name="T19" style:family="text">
      <style:text-properties fo:font-weight="bold" officeooo:rsid="002d16dc" style:font-weight-asian="bold" style:font-weight-complex="bold"/>
    </style:style>
    <style:style style:name="T20" style:family="text">
      <style:text-properties fo:font-weight="bold" officeooo:rsid="0094052d" style:font-weight-asian="bold" style:font-weight-complex="bold"/>
    </style:style>
    <style:style style:name="T21" style:family="text">
      <style:text-properties fo:font-weight="bold" officeooo:rsid="00958eac" style:font-weight-asian="bold" style:font-weight-complex="bold"/>
    </style:style>
    <style:style style:name="T22" style:family="text">
      <style:text-properties officeooo:rsid="00958eac"/>
    </style:style>
    <style:style style:name="T23" style:family="text">
      <style:text-properties officeooo:rsid="00967b08"/>
    </style:style>
    <style:style style:name="T24" style:family="text">
      <style:text-properties officeooo:rsid="009cdfa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 table:number-columns-repeated="2"/>
        <table:table-row table:style-name="TableLine94456675896048">
          <table:table-cell table:style-name="Table1.A1" office:value-type="string">
            <text:p text:style-name="P14"/>
            <text:p text:style-name="P14">Indice 1 :</text:p>
            <text:p text:style-name="P12">D'après ce que tu connais de la vitesse de la lumière, que peut tu dire de la durée qui passe avant que le signal lumineux ne parviennent à Ewilan et Salim ?</text:p>
            <text:p text:style-name="P12"/>
          </table:table-cell>
          <table:table-cell table:style-name="Table1.B1" office:value-type="string">
            <text:p text:style-name="P12"/>
            <text:p text:style-name="P12">I<text:span text:style-name="T24">ndice 2 :</text:span></text:p>
            <text:p text:style-name="P12">Compare avec la durée que met le son à parvenir jusqu'à eux, que peux-tu en déduire ?</text:p>
          </table:table-cell>
        </table:table-row>
        <table:table-row table:style-name="TableLine94456675896048">
          <table:table-cell table:style-name="Table1.A2" office:value-type="string">
            <text:p text:style-name="P14"/>
            <text:p text:style-name="P14">Indice 1 :</text:p>
            <text:p text:style-name="P12">D'après ce que tu connais de la vitesse de la lumière, que peut tu dire de la durée qui passe avant que le signal lumineux ne parviennent à Ewilan et Salim ?</text:p>
            <text:p text:style-name="P12"/>
          </table:table-cell>
          <table:table-cell table:style-name="Table1.B2" office:value-type="string">
            <text:p text:style-name="P12"/>
            <text:p text:style-name="P12">I<text:span text:style-name="T24">ndice 2 :</text:span></text:p>
            <text:p text:style-name="P12">Compare avec la durée que met le son à parvenir jusqu'à eux, que peux-tu en déduire ?</text:p>
          </table:table-cell>
        </table:table-row>
        <table:table-row table:style-name="TableLine94456675896048">
          <table:table-cell table:style-name="Table1.A2" office:value-type="string">
            <text:p text:style-name="P14"/>
            <text:p text:style-name="P14">Indice 1 :</text:p>
            <text:p text:style-name="P12">D'après ce que tu connais de la vitesse de la lumière, que peut tu dire de la durée qui passe avant que le signal lumineux ne parviennent à Ewilan et Salim ?</text:p>
            <text:p text:style-name="P12"/>
          </table:table-cell>
          <table:table-cell table:style-name="Table1.B2" office:value-type="string">
            <text:p text:style-name="P12"/>
            <text:p text:style-name="P12">I<text:span text:style-name="T24">ndice 2 :</text:span></text:p>
            <text:p text:style-name="P12">Compare avec la durée que met le son à parvenir jusqu'à eux, que peux-tu en déduire ?</text:p>
          </table:table-cell>
        </table:table-row>
        <table:table-row table:style-name="TableLine94456675896048">
          <table:table-cell table:style-name="Table1.A2" office:value-type="string">
            <text:p text:style-name="P14"/>
            <text:p text:style-name="P14">Indice 1 :</text:p>
            <text:p text:style-name="P12">D'après ce que tu connais de la vitesse de la lumière, que peut tu dire de la durée qui passe avant que le signal lumineux ne parviennent à Ewilan et Salim ?</text:p>
            <text:p text:style-name="P12"/>
          </table:table-cell>
          <table:table-cell table:style-name="Table1.B2" office:value-type="string">
            <text:p text:style-name="P12"/>
            <text:p text:style-name="P12">I<text:span text:style-name="T24">ndice 2 :</text:span></text:p>
            <text:p text:style-name="P12">Compare avec la durée que met le son à parvenir jusqu'à eux, que peux-tu en déduire ?</text:p>
          </table:table-cell>
        </table:table-row>
        <table:table-row table:style-name="TableLine94456675896048">
          <table:table-cell table:style-name="Table1.A2" office:value-type="string">
            <text:p text:style-name="P14"/>
            <text:p text:style-name="P14">Indice 1 :</text:p>
            <text:p text:style-name="P12">D'après ce que tu connais de la vitesse de la lumière, que peut tu dire de la durée qui passe avant que le signal lumineux ne parviennent à Ewilan et Salim ?</text:p>
            <text:p text:style-name="P12"/>
          </table:table-cell>
          <table:table-cell table:style-name="Table1.B2" office:value-type="string">
            <text:p text:style-name="P12"/>
            <text:p text:style-name="P12">I<text:span text:style-name="T24">ndice 2 :</text:span></text:p>
            <text:p text:style-name="P12">Compare avec la durée que met le son à parvenir jusqu'à eux, que peux-tu en déduire ?</text:p>
          </table:table-cell>
        </table:table-row>
        <table:table-row table:style-name="TableLine94456675896048">
          <table:table-cell table:style-name="Table1.A2" office:value-type="string">
            <text:p text:style-name="P14"/>
            <text:p text:style-name="P14">Indice 1 :</text:p>
            <text:p text:style-name="P12">D'après ce que tu connais de la vitesse de la lumière, que peut tu dire de la durée qui passe avant que le signal lumineux ne parviennent à Ewilan et Salim ?</text:p>
            <text:p text:style-name="P12"/>
          </table:table-cell>
          <table:table-cell table:style-name="Table1.B2" office:value-type="string">
            <text:p text:style-name="P12"/>
            <text:p text:style-name="P12">I<text:span text:style-name="T24">ndice 2 :</text:span></text:p>
            <text:p text:style-name="P12">Compare avec la durée que met le son à parvenir jusqu'à eux, que peux-tu en déduire ?</text:p>
          </table:table-cell>
        </table:table-row>
        <table:table-row table:style-name="TableLine94456675896048">
          <table:table-cell table:style-name="Table1.A2" office:value-type="string">
            <text:p text:style-name="P14"/>
            <text:p text:style-name="P14">Indice 1 :</text:p>
            <text:p text:style-name="P12">D'après ce que tu connais de la vitesse de la lumière, que peut tu dire de la durée qui passe avant que le signal lumineux ne parviennent à Ewilan et Salim ?</text:p>
            <text:p text:style-name="P12"/>
          </table:table-cell>
          <table:table-cell table:style-name="Table1.B2" office:value-type="string">
            <text:p text:style-name="P12"/>
            <text:p text:style-name="P12">I<text:span text:style-name="T24">ndice 2 :</text:span></text:p>
            <text:p text:style-name="P12">Compare avec la durée que met le son à parvenir jusqu'à eux, que peux-tu en déduire ?</text:p>
          </table:table-cell>
        </table:table-row>
        <table:table-row table:style-name="TableLine94456675896048">
          <table:table-cell table:style-name="Table1.A2" office:value-type="string">
            <text:p text:style-name="P14"/>
            <text:p text:style-name="P14">Indice 1 :</text:p>
            <text:p text:style-name="P12">D'après ce que tu connais de la vitesse de la lumière, que peut tu dire de la durée qui passe avant que le signal lumineux ne parviennent à Ewilan et Salim ?</text:p>
            <text:p text:style-name="P12"/>
          </table:table-cell>
          <table:table-cell table:style-name="Table1.B2" office:value-type="string">
            <text:p text:style-name="P12"/>
            <text:p text:style-name="P12">I<text:span text:style-name="T24">ndice 2 :</text:span></text:p>
            <text:p text:style-name="P12">Compare avec la durée que met le son à parvenir jusqu'à eux, que peux-tu en déduire ?</text:p>
          </table:table-cell>
        </table:table-row>
        <table:table-row table:style-name="TableLine94456675896048">
          <table:table-cell table:style-name="Table1.A2" office:value-type="string">
            <text:p text:style-name="P14"/>
            <text:p text:style-name="P14">Indice 1 :</text:p>
            <text:p text:style-name="P12">D'après ce que tu connais de la vitesse de la lumière, que peut tu dire de la durée qui passe avant que le signal lumineux ne parviennent à Ewilan et Salim ?</text:p>
            <text:p text:style-name="P12"/>
          </table:table-cell>
          <table:table-cell table:style-name="Table1.B2" office:value-type="string">
            <text:p text:style-name="P12"/>
            <text:p text:style-name="P12">I<text:span text:style-name="T24">ndice 2 :</text:span></text:p>
            <text:p text:style-name="P12">Compare avec la durée que met le son à parvenir jusqu'à eux, que peux-tu en déduire ?</text:p>
          </table:table-cell>
        </table:table-row>
      </table:table>
      <text:p text:style-name="P1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7M43S</meta:editing-duration>
    <meta:editing-cycles>48</meta:editing-cycles>
    <meta:generator>LibreOffice/7.0.4.2$Linux_X86_64 LibreOffice_project/00$Build-2</meta:generator>
    <meta:creation-date>2021-02-11T10:59:54.903285377</meta:creation-date>
    <meta:initial-creator>J Cercy</meta:initial-creator>
    <dc:date>2021-06-08T07:36:03.462582587</dc:date>
    <dc:creator>J Cercy</dc:creator>
    <meta:document-statistic meta:table-count="1" meta:image-count="0" meta:object-count="0" meta:page-count="1" meta:paragraph-count="36" meta:word-count="495" meta:character-count="2358" meta:non-whitespace-character-count="1899"/>
  </office:meta>
</office:document-meta>
</file>